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ahoma1"/>
    </style:style>
    <style:style style:name="P5" style:family="paragraph" style:parent-style-name="Standard2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ahoma1"/>
    </style:style>
    <style:style style:name="P7" style:family="paragraph" style:parent-style-name="Standard2">
      <style:text-properties style:font-name="Tahoma1"/>
    </style:style>
    <style:style style:name="P8" style:family="paragraph" style:parent-style-name="Standard2">
      <style:paragraph-properties fo:text-align="center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2">
      <style:text-properties style:font-name="Tahoma1"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69858968" text:id="ct169858968">
          <text:insertion>
            <office:change-info>
              <dc:creator>Gauthier Bastien</dc:creator>
              <dc:date>2014-09-09T11:48:00</dc:date>
            </office:change-info>
          </text:insertion>
        </text:changed-region>
        <text:changed-region xml:id="ct169859624" text:id="ct169859624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69859792" text:id="ct169859792">
          <text:insertion>
            <office:change-info>
              <dc:creator>Gauthier Bastien</dc:creator>
              <dc:date>2012-03-20T15:43:00</dc:date>
            </office:change-info>
          </text:insertion>
        </text:changed-region>
        <text:changed-region xml:id="ct169860080" text:id="ct169860080">
          <text:insertion>
            <office:change-info>
              <dc:creator>Gauthier Bastien</dc:creator>
              <dc:date>2013-01-18T11:42:00</dc:date>
            </office:change-info>
          </text:insertion>
        </text:changed-region>
        <text:changed-region xml:id="ct169859888" text:id="ct169859888">
          <text:insertion>
            <office:change-info>
              <dc:creator>Gauthier Bastien</dc:creator>
              <dc:date>2012-04-23T10:51:00</dc:date>
            </office:change-info>
          </text:insertion>
        </text:changed-region>
        <text:changed-region xml:id="ct169678144" text:id="ct169678144">
          <text:insertion>
            <office:change-info>
              <dc:creator>Gauthier Bastien</dc:creator>
              <dc:date>2012-04-23T10:1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</text:p>
          <text:p text:style-name="P1">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69858968"/>self.displayValue(self.listProposingGroups(),self.getProposingGroup())<text:change-end text:change-id="ct169858968"/></text:p>
          <text:p text:style-name="P3"><text:line-break/>Correspondant :<text:line-break/><text:change-start text:change-id="ct169859624"/>self.portal_membership.getMemberInfo(self.Creator())['fullname']<text:change-end text:change-id="ct169859624"/></text:p>
          <text:p text:style-name="P3"><text:line-break/>Références :<text:line-break/><text:change-start text:change-id="ct169859792"/>self.getItemReference()<text:change-end text:change-id="ct169859792"/></text:p>
        </draw:text-box>
      </draw:frame>
      <text:p text:style-name="P7"><text:span text:style-name="T1">Du registre aux délibérations du </text:span><text:change-start text:change-id="ct169860080"/><text:span text:style-name="T1">self.portal_plonemeeting.getMeetingConfig(self).Title()</text:span><text:change-end text:change-id="ct169860080"/><text:span text:style-name="T1"> a été extrait ce qui suit :</text:span><text:line-break/></text:p>
      <text:p text:style-name="P8">Séance du <text:change-start text:change-id="ct169859888"/>self.getPreferredMeeting()!= 'whatever' and self.uid_catalog(UID=self.getPreferredMeeting())[0].getObject().Title() or '???'<text:change-end text:change-id="ct169859888"/></text:p>
      <text:p text:style-name="P7"><text:line-break/><text:span text:style-name="T2">Etaient présents :</text:span></text:p>
      <text:p text:style-name="P4">-</text:p>
      <text:p text:style-name="P5"><text:change-start text:change-id="ct169678144"/><text:span text:style-name="T3">self.</text:span>Title()<text:change-end text:change-id="ct169678144"/></text:p>
      <text:p text:style-name="P4"/>
      <text:p text:style-name="P6"><office:annotation><dc:date>2009-09-29T00:00:00</dc:date><text:p>do text</text:p><text:p>from xhtml(self.getDeliberation())</text:p></office:annotation>Décision</text:p>
      <text:p text:style-name="P7"/>
      <text:p text:style-name="P9">Fait en séance à l’Hôtel de Ville, date que dess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1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alignTableCenter" style:family="paragraph" style:parent-style-name="Standard">
      <style:paragraph-properties fo:text-align="center" style:justify-single-word="false"/>
    </style:style>
    <style:style style:name="alignTableRight" style:family="paragraph" style:parent-style-name="Standard">
      <style:paragraph-properties fo:text-align="end" style:justify-single-word="false"/>
    </style:style>
    <style:style style:name="alignTableLeft" style:family="paragraph" style:parent-style-name="Standard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29</meta:editing-cycles>
    <meta:editing-duration>PT1H7M20S</meta:editing-duration>
    <meta:initial-creator>Gauthier Bastien</meta:initial-creator>
    <dc:date>2014-09-09T11:48:45</dc:date>
    <dc:creator>Gauthier Bastien</dc:creator>
    <meta:document-statistic meta:table-count="0" meta:image-count="0" meta:object-count="0" meta:page-count="1" meta:paragraph-count="13" meta:word-count="54" meta:character-count="596" meta:non-whitespace-character-count="551"/>
    <meta:user-defined meta:name="Info 1"/>
    <meta:user-defined meta:name="Info 2"/>
    <meta:user-defined meta:name="Info 3"/>
    <meta:user-defined meta:name="Info 4"/>
  </office:meta>
</office:document-meta>
</file>